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ff3333"/>
    </style:style>
    <style:style style:name="P10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color="#000000"/>
    </style:style>
    <style:style style:name="T7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bookmark text:name="section-103.7"/>103.7 Search text files using regular expressions</text:h>
      <text:p text:style-name="P1"/>
      <text:p text:style-name="P2">Manipulate files and text data using regular expressions. Tasks include creating simple regular expressions containing several notational elements, and using regular expression tools to perform searches through a filesystem or file content. </text:p>
      <text:p text:style-name="P2"/>
      <text:p text:style-name="P3">Concatenation : a, b , ab, ba</text:p>
      <text:p text:style-name="P3">Repetition : repeats 0 or char preceding *<text:line-break/>a*b, as many a finishing by b<text:line-break/><text:line-break/>Alternation : | , expression preceding | OR expression following |</text:p>
      <text:p text:style-name="P3">+ = like * but expects one or more matches of the preceding reg exp, at least 1</text:p>
      <text:p text:style-name="P3">? = preceding option is optional, 0 or more occurences of it<text:line-break/><text:line-break/>. = matches any char or none<text:line-break/><text:line-break/>.* = matches random length string with random chars, or none</text:p>
      <text:p text:style-name="P3">^(caret) = beginning of line</text:p>
      <text:p text:style-name="P3">$ = end of line</text:p>
      <text:p text:style-name="P3">^$ = empty line</text:p>
      <text:p text:style-name="P3"/>
      <text:p text:style-name="P3">quantifier : a{4} = maches strings having at least 4 consecutive 'a'<text:line-break/>a{5,} = matches at least 5 consecutives 'a'</text:p>
      <text:p text:style-name="P2"><text:span text:style-name="T3">a{5,10} : matches between 5 and 10 consecutive 'a'<text:line-break/><text:line-break/>[abc] = matches a or b or c or empty<text:line-break/>[abc]+ = matches at least a or b or c<text:line-break/>[a-z] = ranges<text:line-break/>[a-z0-9_] = matches any char from a to z (lowercase), and any number from 0 to 9 and underscores<text:line-break/>\w = [a-z0-9_] : \W is the opposite, like ^\w<text:line-break/>\d = [0-9]<text:line-break/>\s = [\r\n\t]<text:line-break/>pattern repeatition : (){1, 3} = repeat pattern in () 1 or 3 times, the pattern can be ([a-f\d])<text:line-break/>[^a-f] = all letters not between a to f<text:line-break/>(ab|ba) = matches ab or ba</text:span><text:line-break/></text:p>
      <text:p text:style-name="P4">grep <text:line-break/><text:span text:style-name="T2">generalized regular expression processor</text:span></text:p>
      <text:p text:style-name="P5"><text:span text:style-name="T1">egrep = grep -E <text:line-break/></text:span><text:span text:style-name="T2">extended regular expression, grep but without the need of escaping certain characters<text:line-break/></text:span><text:span text:style-name="Strong_20_Emphasis"><text:span text:style-name="T4">grep "b\(an\)\+a" text1</text:span></text:span><text:span text:style-name="T5"> = </text:span><text:span text:style-name="Strong_20_Emphasis"><text:span text:style-name="T4">egrep "b(an)+a" text1</text:span></text:span></text:p>
      <text:p text:style-name="P4">fgrep = grep -F<text:line-break/><text:span text:style-name="T2">interpret as fixed strings</text:span></text:p>
      <text:p text:style-name="P4"><text:soft-page-break/>sed<text:line-break/><text:span text:style-name="T2">stream editor can use regular expressions</text:span></text:p>
      <text:p text:style-name="P4">regex(7) <text:line-break/><text:span text:style-name="T2">regular expressions and characters set to match our query</text:span></text:p>
      <text:p text:style-name="P5"><text:span text:style-name="T1">Objectives<text:line-break/></text:span>Create simple regular expressions containing several notational elements. </text:p>
      <text:p text:style-name="P5">Use regular expression tools to perform searches through a filesystem or file content. </text:p>
      <text:p text:style-name="P4"/>
      <text:p text:style-name="P4">Todo</text:p>
      <text:p text:style-name="P3">Train a lot with specialised books about sed and regex<text:line-break/></text:p>
      <text:p text:style-name="P4">Sources<text:line-break/><text:line-break/>Questions</text:p>
      <text:p text:style-name="P4"/>
      <text:p text:style-name="P9"><text:span text:style-name="T6">1) Which of the following commands will print lines from the file world.txt that contain </text:span></text:p>
      <text:p text:style-name="P7">matches to changes and changed? </text:p>
      <text:p text:style-name="P7">A. <text:span text:style-name="T7">grep change[ds] world.txt </text:span></text:p>
      <text:p text:style-name="P7">B. sed change[d-s] world.txt </text:p>
      <text:p text:style-name="P7">C. od “change’d|s’” world.txt </text:p>
      <text:p text:style-name="P7">D. cat world.txt changes changed </text:p>
      <text:p text:style-name="P7">E. find world.txt “change(d|s)” <text:span text:style-name="T7"><text:line-break/><text:line-break/></text:span>2) Which of the following regular expressions will match the strings dog, dug, and various </text:p>
      <text:p text:style-name="P7">other strings but not dig? </text:p>
      <text:p text:style-name="P7">A. d.g </text:p>
      <text:p text:style-name="P7">B. d[ou]g </text:p>
      <text:p text:style-name="P7">C. <text:span text:style-name="T7">d[o-u]g </text:span></text:p>
      <text:p text:style-name="P7">D. di*g </text:p>
      <text:p text:style-name="P8">E. d.i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07:20</meta:creation-date>
    <dc:date>2014-08-14T11:13:26</dc:date>
    <dc:creator>David </dc:creator>
    <meta:editing-duration>P1DT19H51M14S</meta:editing-duration>
    <meta:editing-cycles>53</meta:editing-cycles>
    <meta:generator>LibreOffice/3.5$Linux_X86_64 LibreOffice_project/350m1$Build-2</meta:generator>
    <meta:document-statistic meta:table-count="0" meta:image-count="0" meta:object-count="0" meta:page-count="2" meta:paragraph-count="34" meta:word-count="414" meta:character-count="2371" meta:non-whitespace-character-count="1963"/>
  </office:meta>
</office:document-meta>
</file>